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76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102.66mm"/>
    </style:style>
    <style:style style:name="co4" style:family="table-column">
      <style:table-column-properties fo:break-before="auto" style:column-width="134.8mm"/>
    </style:style>
    <style:style style:name="co5" style:family="table-column">
      <style:table-column-properties fo:break-before="auto" style:column-width="47.63mm"/>
    </style:style>
    <style:style style:name="co6" style:family="table-column">
      <style:table-column-properties fo:break-before="auto" style:column-width="68.53mm"/>
    </style:style>
    <style:style style:name="co7" style:family="table-column">
      <style:table-column-properties fo:break-before="auto" style:column-width="17.99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49.35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35.4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12.93mm" fo:break-before="auto" style:use-optimal-row-height="false"/>
    </style:style>
    <style:style style:name="ro5" style:family="table-row">
      <style:table-row-properties style:row-height="16.9mm" fo:break-before="auto" style:use-optimal-row-height="false"/>
    </style:style>
    <style:style style:name="ro6" style:family="table-row">
      <style:table-row-properties style:row-height="9.58mm" fo:break-before="auto" style:use-optimal-row-height="false"/>
    </style:style>
    <style:style style:name="ro7" style:family="table-row">
      <style:table-row-properties style:row-height="10.25mm" fo:break-before="auto" style:use-optimal-row-height="false"/>
    </style:style>
    <style:style style:name="ro8" style:family="table-row">
      <style:table-row-properties style:row-height="10.9mm" fo:break-before="auto" style:use-optimal-row-height="false"/>
    </style:style>
    <style:style style:name="ro9" style:family="table-row">
      <style:table-row-properties style:row-height="10.57mm" fo:break-before="auto" style:use-optimal-row-height="false"/>
    </style:style>
    <style:style style:name="ro10" style:family="table-row">
      <style:table-row-properties style:row-height="9.91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7]))" style:apply-style-name="Default" style:base-cell-address="Feuille1.A7"/>
    </style:style>
    <style:style style:name="ce5" style:family="table-cell" style:parent-style-name="_30_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shrink-to-fit="false" style:vertical-align="middl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_30_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7]))" style:apply-style-name="Default" style:base-cell-address="Feuille1.A7"/>
    </style:style>
    <style:style style:name="ce11" style:family="table-cell" style:parent-style-name="_30_">
      <style:table-cell-properties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13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order-bottom="0.06pt solid #0000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7]))" style:apply-style-name="Default" style:base-cell-address="Feuille1.A7"/>
    </style:style>
    <style:style style:name="ce16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9" style:family="table-cell" style:parent-style-name="Default">
      <style:table-cell-properties fo:background-color="#ff66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ackground-color="#66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2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 table:print-ranges="Feuille1.A1:Feuille1.E22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7" table:default-cell-style-name="ce8"/>
        <table:table-column table:style-name="co10" table:default-cell-style-name="ce8"/>
        <table:table-column table:style-name="co7" table:number-columns-repeated="9" table:default-cell-style-name="ce8"/>
        <table:table-column table:style-name="co11" table:number-columns-repeated="1002" table:default-cell-style-name="ce8"/>
        <table:table-column table:style-name="co11" table:number-columns-repeated="2" table:default-cell-style-name="Default"/>
        <table:table-row table:style-name="ro1">
          <table:table-cell table:style-name="ce1"/>
          <table:table-cell table:style-name="ce9" table:number-columns-repeated="19"/>
          <table:table-cell table:number-columns-repeated="1004"/>
        </table:table-row>
        <table:table-row table:style-name="ro2">
          <table:table-cell table:style-name="ce1"/>
          <table:table-cell table:style-name="ce9"/>
          <table:table-cell table:style-name="ce13" office:value-type="string" calcext:value-type="string" table:number-columns-spanned="5" table:number-rows-spanned="1">
            <text:p>USER STORIES pour l'application GEOQUIZZ</text:p>
          </table:table-cell>
          <table:covered-table-cell table:number-columns-repeated="4" table:style-name="ce9"/>
          <table:table-cell table:style-name="ce9" table:number-columns-repeated="13"/>
          <table:table-cell table:number-columns-repeated="1004"/>
        </table:table-row>
        <table:table-row table:style-name="ro1">
          <table:table-cell table:style-name="ce1"/>
          <table:table-cell table:style-name="ce9" table:number-columns-repeated="19"/>
          <table:table-cell table:number-columns-repeated="1004"/>
        </table:table-row>
        <table:table-row table:style-name="ro1">
          <table:table-cell table:style-name="ce1"/>
          <table:table-cell table:style-name="ce9"/>
          <table:table-cell table:style-name="ce14"/>
          <table:table-cell table:style-name="ce9" table:number-columns-repeated="17"/>
          <table:table-cell table:number-columns-repeated="1004"/>
        </table:table-row>
        <table:table-row table:style-name="ro3">
          <table:table-cell table:style-name="ce2" office:value-type="string" calcext:value-type="string" table:number-columns-spanned="8" table:number-rows-spanned="1">
            <text:p>STORIES CONCERNANT LE PLAYER</text:p>
          </table:table-cell>
          <table:covered-table-cell table:number-columns-repeated="7" table:style-name="ce2"/>
          <table:table-cell table:style-name="ce17" table:number-columns-repeated="12"/>
          <table:table-cell table:number-columns-repeated="1004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3" office:value-type="string" calcext:value-type="string">
            <text:p>points</text:p>
          </table:table-cell>
          <table:table-cell table:style-name="ce9" table:number-columns-repeated="12"/>
          <table:table-cell table:number-columns-repeated="100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uthentification</text:p>
          </table:table-cell>
          <table:table-cell table:style-name="ce10" office:value-type="string" calcext:value-type="string">
            <text:p>Créer un token d’authentification</text:p>
          </table:table-cell>
          <table:table-cell table:style-name="ce15" office:value-type="string" calcext:value-type="string">
            <text:p>middleware</text:p>
          </table:table-cell>
          <table:table-cell table:style-name="ce15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Réalisé :</text:p>
          </table:table-cell>
          <table:table-cell table:style-name="ce21" table:formula="of:=[.G7]+[.G8]+[.G9]+[.G10]+[.G11]+[.G12]+[.G15]+[.G16]+[.G17]+[.G18]+[.G19]+[.G20]+[.G21]+[.G22]+[.G23]+[.G24]+[.G25]+[.G26]+[.G27]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1004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réer partie</text:p>
          </table:table-cell>
          <table:table-cell table:style-name="ce10" office:value-type="string" calcext:value-type="string">
            <text:p>créer une partie en envoyant un pseudo et renvoie un token d’authentification, la carte, et les photos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partes</text:p>
          </table:table-cell>
          <table:table-cell table:style-name="ce15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TOTAL points : </text:p>
          </table:table-cell>
          <table:table-cell table:style-name="ce22" table:formula="of:=[.H7]+[.H8]+[.H9]+[.H10]+[.H11]+[.H12]+[.H15]+[.H16]+[.H17]+[.H18]+[.H19]+[.H20]+[.H21]+[.H22]+[.H23]+[.H24]+[.H25]+[.H26]+[.H27]" office:value-type="float" office:value="19" calcext:value-type="float">
            <text:p>19</text:p>
          </table:table-cell>
          <table:table-cell table:style-name="ce9" office:value-type="string" calcext:value-type="string">
            <text:p>Note finale</text:p>
          </table:table-cell>
          <table:table-cell table:style-name="ce23" table:formula="of:=([.J7]/[.J8])*20" office:value-type="float" office:value="0" calcext:value-type="float">
            <text:p>0,00</text:p>
          </table:table-cell>
          <table:table-cell table:style-name="ce9" table:number-columns-repeated="8"/>
          <table:table-cell table:number-columns-repeated="1004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Afficher partie</text:p>
          </table:table-cell>
          <table:table-cell table:style-name="ce10" office:value-type="string" calcext:value-type="string">
            <text:p>Récupérer les données : carte+photos + vérif token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parties/id</text:p>
          </table:table-cell>
          <table:table-cell table:style-name="ce15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Enregistrer la partie</text:p>
          </table:table-cell>
          <table:table-cell table:style-name="ce10" office:value-type="string" calcext:value-type="string">
            <text:p>Sauvegarder la partie avec son pseudo et son score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partes/id</text:p>
          </table:table-cell>
          <table:table-cell table:style-name="ce15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Afficher scores</text:p>
          </table:table-cell>
          <table:table-cell table:style-name="ce10" office:value-type="string" calcext:value-type="string">
            <text:p>Afficher la liste des 10 meilleurs scores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parties</text:p>
          </table:table-cell>
          <table:table-cell table:style-name="ce15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4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Afficher historique perso</text:p>
          </table:table-cell>
          <table:table-cell table:style-name="ce10" office:value-type="string" calcext:value-type="string">
            <text:p>Afficher la liste de ses parties avec son score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parties/pseudo</text:p>
          </table:table-cell>
          <table:table-cell table:style-name="ce15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4"/>
        </table:table-row>
        <table:table-row table:style-name="ro3">
          <table:table-cell table:style-name="ce5" office:value-type="string" calcext:value-type="string" table:number-columns-spanned="8" table:number-rows-spanned="1">
            <text:p>STORIES CONCERNANT LE BACKOFFICE</text:p>
          </table:table-cell>
          <table:covered-table-cell table:number-columns-repeated="7" table:style-name="ce11"/>
          <table:table-cell table:style-name="ce20" table:number-columns-repeated="12"/>
          <table:table-cell table:number-columns-repeated="1004"/>
        </table:table-row>
        <table:table-row table:style-name="ro3">
          <table:table-cell table:style-name="ce6" office:value-type="string" calcext:value-type="string">
            <text:p>n°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Methode HTTP</text:p>
          </table:table-cell>
          <table:table-cell table:style-name="ce6" office:value-type="string" calcext:value-type="string">
            <text:p>URI</text:p>
          </table:table-cell>
          <table:table-cell table:style-name="ce6" office:value-type="string" calcext:value-type="string">
            <text:p>Nom méthode</text:p>
          </table:table-cell>
          <table:table-cell table:style-name="ce6" office:value-type="string" calcext:value-type="string">
            <text:p>Réalisé</text:p>
          </table:table-cell>
          <table:table-cell table:style-name="ce6" office:value-type="string" calcext:value-type="string">
            <text:p>points</text:p>
          </table:table-cell>
          <table:table-cell table:style-name="ce9" table:number-columns-repeated="12"/>
          <table:table-cell table:number-columns-repeated="1004"/>
        </table:table-row>
        <table:table-row table:style-name="ro5">
          <table:table-cell table:style-name="ce7" office:value-type="float" office:value="101" calcext:value-type="float">
            <text:p>101</text:p>
          </table:table-cell>
          <table:table-cell table:style-name="ce12" office:value-type="string" calcext:value-type="string">
            <text:p>Ajout de série</text:p>
          </table:table-cell>
          <table:table-cell table:style-name="ce12" office:value-type="string" calcext:value-type="string">
            <text:p>Crée une série avec 10 photos, une carte, et un niveau de zoom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series/</text:p>
          </table:table-cell>
          <table:table-cell table:style-name="ce16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4"/>
        </table:table-row>
        <table:table-row table:style-name="ro5">
          <table:table-cell table:style-name="ce7" office:value-type="float" office:value="102" calcext:value-type="float">
            <text:p>102</text:p>
          </table:table-cell>
          <table:table-cell table:style-name="ce12" office:value-type="string" calcext:value-type="string">
            <text:p>Ajout de photos</text:p>
          </table:table-cell>
          <table:table-cell table:style-name="ce12" office:value-type="string" calcext:value-type="string">
            <text:p>Ajouter une photo avec son emplacemen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photos/</text:p>
          </table:table-cell>
          <table:table-cell table:style-name="ce16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4"/>
        </table:table-row>
        <table:table-row table:style-name="ro4">
          <table:table-cell table:style-name="ce7" office:value-type="float" office:value="103" calcext:value-type="float">
            <text:p>103</text:p>
          </table:table-cell>
          <table:table-cell table:style-name="ce12" office:value-type="string" calcext:value-type="string">
            <text:p>Série</text:p>
          </table:table-cell>
          <table:table-cell table:style-name="ce12" office:value-type="string" calcext:value-type="string">
            <text:p>Obtenir la liste des série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series/</text:p>
          </table:table-cell>
          <table:table-cell table:style-name="ce16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4"/>
        </table:table-row>
        <table:table-row table:style-name="ro6">
          <table:table-cell table:style-name="ce7" office:value-type="float" office:value="104" calcext:value-type="float">
            <text:p>104</text:p>
          </table:table-cell>
          <table:table-cell table:style-name="ce12" office:value-type="string" calcext:value-type="string">
            <text:p>Photos</text:p>
          </table:table-cell>
          <table:table-cell table:style-name="ce12" office:value-type="string" calcext:value-type="string">
            <text:p>Obtenir la liste des photo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photos/</text:p>
          </table:table-cell>
          <table:table-cell table:style-name="ce16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4"/>
        </table:table-row>
        <table:table-row table:style-name="ro7">
          <table:table-cell table:style-name="ce7" office:value-type="float" office:value="105" calcext:value-type="float">
            <text:p>105</text:p>
          </table:table-cell>
          <table:table-cell table:number-columns-repeated="2" table:style-name="ce12" office:value-type="string" calcext:value-type="string">
            <text:p>Modifier série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series/id</text:p>
          </table:table-cell>
          <table:table-cell table:style-name="ce16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4"/>
        </table:table-row>
        <table:table-row table:style-name="ro7">
          <table:table-cell table:style-name="ce7" office:value-type="float" office:value="106" calcext:value-type="float">
            <text:p>106</text:p>
          </table:table-cell>
          <table:table-cell table:number-columns-repeated="2" table:style-name="ce12" office:value-type="string" calcext:value-type="string">
            <text:p>Modifier photo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photos/id</text:p>
          </table:table-cell>
          <table:table-cell table:style-name="ce16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4"/>
        </table:table-row>
        <table:table-row table:style-name="ro7">
          <table:table-cell table:style-name="ce7" office:value-type="float" office:value="107" calcext:value-type="float">
            <text:p>107</text:p>
          </table:table-cell>
          <table:table-cell table:number-columns-repeated="2" table:style-name="ce12" office:value-type="string" calcext:value-type="string">
            <text:p>Supprimer série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series/id</text:p>
          </table:table-cell>
          <table:table-cell table:style-name="ce16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4"/>
        </table:table-row>
        <table:table-row table:style-name="ro7">
          <table:table-cell table:style-name="ce7" office:value-type="float" office:value="108" calcext:value-type="float">
            <text:p>108</text:p>
          </table:table-cell>
          <table:table-cell table:style-name="ce12" office:value-type="string" calcext:value-type="string">
            <text:p>Supprimer photo</text:p>
          </table:table-cell>
          <table:table-cell table:style-name="ce12" office:value-type="string" calcext:value-type="string">
            <text:p>Supprimer une photo, et les séries l’utilisant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photos/id</text:p>
          </table:table-cell>
          <table:table-cell table:style-name="ce16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 table:style-name="ce7" office:value-type="float" office:value="109" calcext:value-type="float">
            <text:p>109</text:p>
          </table:table-cell>
          <table:table-cell table:style-name="ce12" office:value-type="string" calcext:value-type="string">
            <text:p>Créer compte</text:p>
          </table:table-cell>
          <table:table-cell table:style-name="ce12" office:value-type="string" calcext:value-type="string">
            <text:p>Créer un compte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creer_compte/</text:p>
          </table:table-cell>
          <table:table-cell table:style-name="ce16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8">
          <table:table-cell table:style-name="ce7" office:value-type="float" office:value="110" calcext:value-type="float">
            <text:p>110</text:p>
          </table:table-cell>
          <table:table-cell table:style-name="ce12" office:value-type="string" calcext:value-type="string">
            <text:p>Modifier compte</text:p>
          </table:table-cell>
          <table:table-cell table:style-name="ce12" office:value-type="string" calcext:value-type="string">
            <text:p>Modifier son compte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comptes/id</text:p>
          </table:table-cell>
          <table:table-cell table:style-name="ce16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table:style-name="ce7" office:value-type="float" office:value="111" calcext:value-type="float">
            <text:p>111</text:p>
          </table:table-cell>
          <table:table-cell table:style-name="ce12" office:value-type="string" calcext:value-type="string">
            <text:p>Supprimer compte</text:p>
          </table:table-cell>
          <table:table-cell table:style-name="ce12" office:value-type="string" calcext:value-type="string">
            <text:p>Supprimer son compte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comptes/id</text:p>
          </table:table-cell>
          <table:table-cell table:style-name="ce16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table:style-name="ce7" office:value-type="float" office:value="112" calcext:value-type="float">
            <text:p>112</text:p>
          </table:table-cell>
          <table:table-cell table:style-name="ce12" office:value-type="string" calcext:value-type="string">
            <text:p>Afficher compte</text:p>
          </table:table-cell>
          <table:table-cell table:style-name="ce12" office:value-type="string" calcext:value-type="string">
            <text:p>Afficher son compte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comptes/id</text:p>
          </table:table-cell>
          <table:table-cell table:style-name="ce16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table:style-name="ce7" office:value-type="float" office:value="113" calcext:value-type="float">
            <text:p>113</text:p>
          </table:table-cell>
          <table:table-cell table:style-name="ce12" office:value-type="string" calcext:value-type="string">
            <text:p>Connexion</text:p>
          </table:table-cell>
          <table:table-cell table:style-name="ce12" office:value-type="string" calcext:value-type="string">
            <text:p>Se connecter sur le backoffice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comptes/id</text:p>
          </table:table-cell>
          <table:table-cell table:style-name="ce16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918">
          <table:table-cell table:number-columns-repeated="1024"/>
        </table:table-row>
        <table:table-row table:style-name="ro11" table:number-rows-repeated="1047576">
          <table:table-cell table:number-columns-repeated="1024"/>
        </table:table-row>
        <table:table-row table:style-name="ro12" table:number-rows-repeated="54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Area" table:base-cell-address="$Feuille1.$A$1" table:cell-range-address="$Feuille1.$A$1:.$E$22" table:range-usable-as="print-range"/>
          <table:named-range table:name="_xlnm.Print_Area_0" table:base-cell-address="$Feuille1.$A$1" table:cell-range-address="$Feuille1.$A$1:.$E$22" table:range-usable-as="print-range"/>
          <table:named-range table:name="_xlnm.Print_Area_0_0" table:base-cell-address="$Feuille1.$A$1" table:cell-range-address="$Feuille1.$A$1:.$E$22"/>
          <table:named-range table:name="_xlnm.Print_Area_0_0_0" table:base-cell-address="$Feuille1.$A$1" table:cell-range-address="$Feuille1.$A$1:.$E$22"/>
          <table:named-range table:name="_xlnm.Print_Area_0_0_0_0" table:base-cell-address="$Feuille1.$A$1" table:cell-range-address="$Feuille1.$A$1:.$E$22"/>
          <table:named-range table:name="_xlnm.Print_Area_0_0_0_0_0" table:base-cell-address="$Feuille1.$A$1" table:cell-range-address="$Feuille1.$A$1:.$E$22"/>
        </table:named-expressions>
        <calcext:conditional-formats>
          <calcext:conditional-format calcext:target-range-address="Feuille1.A7:Feuille1.H12">
            <calcext:condition calcext:apply-style-name="Default" calcext:value="formula-is(ORG.OPENOFFICE.STYLE([.$G7]))" calcext:base-cell-address="Feuille1.A7"/>
          </calcext:conditional-format>
          <calcext:conditional-format calcext:target-range-address="Feuille1.A15:Feuille1.H27">
            <calcext:condition calcext:apply-style-name="Default" calcext:value="formula-is(ORG.OPENOFFICE.STYLE([.$G15]))" calcext:base-cell-address="Feuille1.A15"/>
          </calcext:conditional-format>
          <calcext:conditional-format calcext:target-range-address="Feuille1.J7:Feuille1.J7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80" calcext:type="number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000000" style:font-name="Arial" fo:font-family="Arial" style:font-family-generic="swiss"/>
    </style:style>
    <style:style style:name="_30_" style:display-name="0" style:family="table-cell" style:parent-style-name="Default">
      <style:table-cell-properties fo:background-color="#ff9999"/>
    </style:style>
    <style:style style:name="_31_" style:display-name="1" style:family="table-cell" style:parent-style-name="Default">
      <style:table-cell-properties fo:background-color="#66ff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12:54:38.631498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meta:editing-cycles>4</meta:editing-cycles>
    <meta:editing-duration>PT9M16S</meta:editing-duration>
    <meta:generator>LibreOffice/5.1.6.2$Linux_X86_64 LibreOffice_project/10m0$Build-2</meta:generator>
    <meta:creation-date>2018-02-05T09:57:36.051240561</meta:creation-date>
    <dc:date>2018-02-05T12:59:49.195371725</dc:date>
    <meta:document-statistic meta:table-count="1" meta:cell-count="157" meta:object-count="0"/>
  </office:meta>
</office:document-meta>
</file>